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8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09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29.03mm" fo:break-before="auto" style:use-optimal-row-height="true"/>
    </style:style>
    <style:style style:name="ro5" style:family="table-row">
      <style:table-row-properties style:row-height="24.47mm" fo:break-before="auto" style:use-optimal-row-height="true"/>
    </style:style>
    <style:style style:name="ro6" style:family="table-row">
      <style:table-row-properties style:row-height="24.99mm" fo:break-before="auto" style:use-optimal-row-height="true"/>
    </style:style>
    <style:style style:name="ro7" style:family="table-row">
      <style:table-row-properties style:row-height="22.7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language="pt" fo:country="B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54pt" fo:language="pt" fo:country="BR" style:font-size-asian="54pt" style:font-size-complex="5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font-name-asian="Arial Unicode MS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5"/>
        <table:table-column table:style-name="co3" table:default-cell-style-name="ce5"/>
        <table:table-column table:style-name="co1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write P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>
            <text:p>add, sub, mult, div, and, or, xor, nor, slt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RegWrite</text:p>
            <text:p>~ALUsrc1</text:p>
            <text:p>~ALUsrc2</text:p>
            <text:p>~MemToReg</text:p>
            <text:p>RegDst</text:p>
            <text:p>~Jumpal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sll, sr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ALUsrc1</text:span></text:p>
            <text:p><text:span text:style-name="T1">~ALUsrc2</text:span></text:p>
            <text:p><text:span text:style-name="T1">~MemToReg</text:span></text:p>
            <text:p><text:span text:style-name="T1">RegDst</text:span></text:p>
            <text:p><text:span text:style-name="T1">~Jumpal</text:span>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jr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jumpR</text:p>
            <text:p><text:span text:style-name="T1">~ALUsrc1</text:span></text:p>
            <text:p><text:span text:style-name="T1">~ALUsrc2</text:span></text:p>
          </table:table-cell>
        </table:table-row>
        <table:table-row table:style-name="ro4">
          <table:table-cell table:style-name="ce2" office:value-type="string" calcext:value-type="string" table:number-columns-spanned="1" table:number-rows-spanned="8">
            <text:p>I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beq</text:p>
            <text:p><text:span text:style-name="T1">~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bn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beq</text:p>
            <text:p><text:span text:style-name="T1">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addi,andi,ori,xori,slti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RegWrite</text:p>
            <text:p>~ALUsrc1</text:p>
            <text:p>ALUsrc2</text:p>
            <text:p><text:span text:style-name="T1">~MemToReg</text:span></text:p>
            <text:p>~RegDst</text:p>
            <text:p>~jumpal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5">
          <table:covered-table-cell table:style-name="ce1"/>
          <table:table-cell office:value-type="string" calcext:value-type="string">
            <text:p>l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l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lbu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  <text:p>loadBU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s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MemWrite</text:p>
            <text:p>~RegWrite</text:p>
            <text:p>~ALUsrc1</text:p>
            <text:p>ALUsrc2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s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MemWrite</text:p>
            <text:p>~RegWrite</text:p>
            <text:p>~ALUsrc1</text:p>
            <text:p>ALUsrc2</text:p>
            <text:p>storeB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7">
          <table:table-cell table:style-name="ce2"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~jumpR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ja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RegWrite</text:p>
            <text:p>jump </text:p>
            <text:p>jumpal</text:p>
            <text:p>~jumpR</text:p>
          </table:table-cell>
        </table:table-row>
        <table:table-row table:style-name="ro1" table:number-rows-repeated="11">
          <table:table-cell/>
          <table:table-cell table:style-name="ce5" table:number-columns-repeated="3"/>
          <table:table-cell table:number-columns-repeated="2"/>
          <table:table-cell table:style-name="ce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5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row table:style-name="ro1">
          <table:table-cell table:style-name="Default" table:number-columns-repeated="7"/>
        </table:table-row>
        <table:table-row table:style-name="ro1">
          <table:table-cell table:number-columns-spanned="2" table:number-rows-spanned="1"/>
          <table:covered-table-cell table:style-name="ce1"/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write PC</text:p>
          </table:table-cell>
        </table:table-row>
        <table:table-row table:style-name="ro7">
          <table:table-cell table:style-name="ce2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>
            <text:p>add, sub, mult, div, and, or, xor, nor, slt</text:p>
          </table:table-cell>
          <table:table-cell/>
          <table:table-cell table:style-name="ce8"/>
          <table:table-cell office:value-type="string" calcext:value-type="string">
            <text:p>RegWrite</text:p>
            <text:p>RegD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</table:table-cell>
        </table:table-row>
        <table:table-row table:style-name="ro7">
          <table:covered-table-cell/>
          <table:table-cell office:value-type="string" calcext:value-type="string">
            <text:p>sll, srl</text:p>
          </table:table-cell>
          <table:table-cell table:number-columns-repeated="2"/>
          <table:table-cell table:style-name="ce8" office:value-type="string" calcext:value-type="string">
            <text:p><text:span text:style-name="T2">RegWrite</text:span></text:p>
            <text:p><text:span text:style-name="T1">ALUsrc1</text:span></text:p>
            <text:p><text:span text:style-name="T1">RegDst</text:span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</table:table-cell>
        </table:table-row>
        <table:table-row table:style-name="ro7">
          <table:covered-table-cell/>
          <table:table-cell office:value-type="string" calcext:value-type="string">
            <text:p>jr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  <text:p>jump</text:p>
            <text:p>jumpR</text:p>
          </table:table-cell>
        </table:table-row>
        <table:table-row table:style-name="ro7">
          <table:table-cell table:style-name="ce2" office:value-type="string" calcext:value-type="string" table:number-columns-spanned="1" table:number-rows-spanned="8">
            <text:p>I</text:p>
          </table:table-cell>
          <table:table-cell office:value-type="string" calcext:value-type="string">
            <text:p>beq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c_en</text:p>
            <text:p>beq</text:p>
          </table:table-cell>
        </table:table-row>
        <table:table-row table:style-name="ro7">
          <table:covered-table-cell/>
          <table:table-cell office:value-type="string" calcext:value-type="string">
            <text:p>bn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c_en</text:p>
            <text:p><text:span text:style-name="T1">bne</text:span></text:p>
          </table:table-cell>
        </table:table-row>
        <table:table-row table:style-name="ro7">
          <table:covered-table-cell/>
          <table:table-cell office:value-type="string" calcext:value-type="string">
            <text:p>addi,andi,ori,xori,slti</text:p>
          </table:table-cell>
          <table:table-cell table:number-columns-repeated="2"/>
          <table:table-cell office:value-type="string" calcext:value-type="string">
            <text:p/>
            <text:p>RegWrite</text:p>
            <text:p>ALUsrc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</table:table-cell>
        </table:table-row>
        <table:table-row table:style-name="ro8">
          <table:covered-table-cell/>
          <table:table-cell office:value-type="string" calcext:value-type="string">
            <text:p>lw</text:p>
          </table:table-cell>
          <table:table-cell table:number-columns-repeated="2"/>
          <table:table-cell office:value-type="string" calcext:value-type="string">
            <text:p>ALUsrc2</text:p>
          </table:table-cell>
          <table:table-cell table:style-name="ce8" office:value-type="string" calcext:value-type="string">
            <text:p><text:span text:style-name="T2">RegWrite</text:span></text:p>
            <text:p><text:span text:style-name="T1">MemToReg</text:span></text:p>
          </table:table-cell>
          <table:table-cell office:value-type="string" calcext:value-type="string">
            <text:p>pc_en</text:p>
          </table:table-cell>
        </table:table-row>
        <table:table-row table:style-name="ro8">
          <table:covered-table-cell/>
          <table:table-cell office:value-type="string" calcext:value-type="string">
            <text:p>lb</text:p>
          </table:table-cell>
          <table:table-cell table:number-columns-repeated="2"/>
          <table:table-cell office:value-type="string" calcext:value-type="string">
            <text:p>ALUsrc2</text:p>
            <text:p>loadB</text:p>
          </table:table-cell>
          <table:table-cell table:style-name="ce8" office:value-type="string" calcext:value-type="string">
            <text:p><text:span text:style-name="T2">RegWrite</text:span></text:p>
            <text:p><text:span text:style-name="T1">MemToReg</text:span></text:p>
          </table:table-cell>
          <table:table-cell office:value-type="string" calcext:value-type="string">
            <text:p>pc_en</text:p>
          </table:table-cell>
        </table:table-row>
        <table:table-row table:style-name="ro9">
          <table:covered-table-cell/>
          <table:table-cell office:value-type="string" calcext:value-type="string">
            <text:p>lbu</text:p>
          </table:table-cell>
          <table:table-cell table:number-columns-repeated="2"/>
          <table:table-cell office:value-type="string" calcext:value-type="string">
            <text:p>ALUsrc2</text:p>
            <text:p>loadB</text:p>
            <text:p>loadBU</text:p>
          </table:table-cell>
          <table:table-cell table:style-name="ce8" office:value-type="string" calcext:value-type="string">
            <text:p><text:span text:style-name="T2">RegWrite</text:span></text:p>
            <text:p><text:span text:style-name="T1">MemToReg</text:span></text:p>
          </table:table-cell>
          <table:table-cell office:value-type="string" calcext:value-type="string">
            <text:p>pc_en</text:p>
          </table:table-cell>
        </table:table-row>
        <table:table-row table:style-name="ro7">
          <table:covered-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emWrite</text:p>
            <text:p>ALUsrc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</table:table-cell>
        </table:table-row>
        <table:table-row table:style-name="ro7">
          <table:covered-table-cell/>
          <table:table-cell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MemWrite</text:p>
            <text:p>ALUsrc2</text:p>
            <text:p>store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</table:table-cell>
        </table:table-row>
        <table:table-row table:style-name="ro7">
          <table:table-cell table:style-name="ce2"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  <text:p>jump</text:p>
          </table:table-cell>
        </table:table-row>
        <table:table-row table:style-name="ro7">
          <table:covered-table-cell table:style-name="ce3"/>
          <table:table-cell office:value-type="string" calcext:value-type="string">
            <text:p>jal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c_en</text:p>
            <text:p>RegWrite</text:p>
            <text:p>jump </text:p>
            <text:p>jump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4:17:19.60935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47:03.954722000</meta:creation-date>
    <dc:date>2018-05-28T15:28:37.847993384</dc:date>
    <meta:editing-duration>PT1H31M1S</meta:editing-duration>
    <meta:editing-cycles>3</meta:editing-cycles>
    <meta:generator>LibreOffice/5.1.6.2$Linux_X86_64 LibreOffice_project/10m0$Build-2</meta:generator>
    <meta:document-statistic meta:table-count="2" meta:cell-count="144" meta:object-count="0"/>
  </office:meta>
</office:document-meta>
</file>